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serif" svg:font-family="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officeooo:paragraph-rsid="000d4d07"/>
    </style:style>
    <style:style style:name="P4" style:family="paragraph" style:parent-style-name="Standard">
      <style:text-properties fo:font-style="italic" officeooo:rsid="000bbc2b" officeooo:paragraph-rsid="000bbc2b" style:font-style-asian="italic" style:font-style-complex="italic"/>
    </style:style>
    <style:style style:name="P5" style:family="paragraph" style:parent-style-name="Standard">
      <style:text-properties fo:font-style="italic" officeooo:rsid="000d4d07" officeooo:paragraph-rsid="000d4d07" style:font-style-asian="italic" style:font-style-complex="italic"/>
    </style:style>
    <style:style style:name="P6" style:family="paragraph" style:parent-style-name="Standard">
      <style:text-properties fo:font-style="italic" officeooo:paragraph-rsid="00111913"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officeooo:paragraph-rsid="00111913"/>
    </style:style>
    <style:style style:name="P9" style:family="paragraph" style:parent-style-name="Standard">
      <style:text-properties officeooo:paragraph-rsid="0011c345"/>
    </style:style>
    <style:style style:name="P10" style:family="paragraph" style:parent-style-name="Standard">
      <style:text-properties officeooo:paragraph-rsid="0019c318"/>
    </style:style>
    <style:style style:name="P11" style:family="paragraph" style:parent-style-name="Standard">
      <style:text-properties officeooo:paragraph-rsid="001c7123"/>
    </style:style>
    <style:style style:name="P12" style:family="paragraph" style:parent-style-name="Standard">
      <style:text-properties officeooo:rsid="001ccc47" officeooo:paragraph-rsid="001ccc47"/>
    </style:style>
    <style:style style:name="P13" style:family="paragraph" style:parent-style-name="Standard">
      <style:text-properties officeooo:rsid="001f53a6" officeooo:paragraph-rsid="001f53a6"/>
    </style:style>
    <style:style style:name="P14" style:family="paragraph" style:parent-style-name="Standard">
      <style:text-properties officeooo:paragraph-rsid="00206294"/>
    </style:style>
    <style:style style:name="P15" style:family="paragraph" style:parent-style-name="Standard">
      <style:text-properties officeooo:rsid="00206294" officeooo:paragraph-rsid="00206294"/>
    </style:style>
    <style:style style:name="P16" style:family="paragraph" style:parent-style-name="Standard">
      <style:text-properties officeooo:rsid="001c7123" officeooo:paragraph-rsid="001c7123"/>
    </style:style>
    <style:style style:name="P17"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8"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9"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0" style:family="paragraph" style:parent-style-name="Standard">
      <style:text-properties officeooo:rsid="00270b61" officeooo:paragraph-rsid="00270b61"/>
    </style:style>
    <style:style style:name="P21" style:family="paragraph" style:parent-style-name="Standard">
      <style:text-properties officeooo:paragraph-rsid="00270b61"/>
    </style:style>
    <style:style style:name="P22" style:family="paragraph" style:parent-style-name="Standard">
      <style:text-properties officeooo:paragraph-rsid="002cd037"/>
    </style:style>
    <style:style style:name="P23" style:family="paragraph" style:parent-style-name="Standard">
      <style:text-properties officeooo:rsid="002ea392" officeooo:paragraph-rsid="002ea392"/>
    </style:style>
    <style:style style:name="P24" style:family="paragraph" style:parent-style-name="Standard">
      <style:text-properties officeooo:paragraph-rsid="002ae53b"/>
    </style:style>
    <style:style style:name="P25" style:family="paragraph" style:parent-style-name="Standard">
      <style:text-properties officeooo:rsid="0030a6cc" officeooo:paragraph-rsid="0030a6cc"/>
    </style:style>
    <style:style style:name="P26" style:family="paragraph" style:parent-style-name="Standard">
      <style:text-properties officeooo:rsid="003271f5" officeooo:paragraph-rsid="003271f5"/>
    </style:style>
    <style:style style:name="P27" style:family="paragraph" style:parent-style-name="Standard">
      <style:text-properties officeooo:paragraph-rsid="003359c4"/>
    </style:style>
    <style:style style:name="P28"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29" style:family="paragraph" style:parent-style-name="Standard">
      <style:text-properties officeooo:paragraph-rsid="00372abc"/>
    </style:style>
    <style:style style:name="P30" style:family="paragraph" style:parent-style-name="Standard">
      <style:text-properties officeooo:rsid="003a29f8" officeooo:paragraph-rsid="003a29f8"/>
    </style:style>
    <style:style style:name="P31" style:family="paragraph" style:parent-style-name="Standard">
      <style:text-properties officeooo:rsid="003aa6ba" officeooo:paragraph-rsid="003aa6ba"/>
    </style:style>
    <style:style style:name="P32" style:family="paragraph" style:parent-style-name="Standard">
      <style:text-properties officeooo:rsid="003aa6ba" officeooo:paragraph-rsid="0044cdd8"/>
    </style:style>
    <style:style style:name="P33" style:family="paragraph" style:parent-style-name="Standard">
      <style:text-properties officeooo:paragraph-rsid="003aa6ba"/>
    </style:style>
    <style:style style:name="P34" style:family="paragraph" style:parent-style-name="Standard">
      <style:text-properties officeooo:rsid="003aa7ab" officeooo:paragraph-rsid="003aa7ab"/>
    </style:style>
    <style:style style:name="P35" style:family="paragraph" style:parent-style-name="Standard">
      <style:text-properties officeooo:rsid="003de1b9" officeooo:paragraph-rsid="003de1b9"/>
    </style:style>
    <style:style style:name="P36" style:family="paragraph" style:parent-style-name="Standard">
      <style:text-properties officeooo:paragraph-rsid="003de1b9"/>
    </style:style>
    <style:style style:name="P37" style:family="paragraph" style:parent-style-name="Standard">
      <style:text-properties officeooo:rsid="003fd690" officeooo:paragraph-rsid="003fd690"/>
    </style:style>
    <style:style style:name="P38" style:family="paragraph" style:parent-style-name="Standard">
      <style:text-properties fo:font-weight="normal" officeooo:rsid="002ea392" style:font-weight-asian="normal" style:font-weight-complex="normal"/>
    </style:style>
    <style:style style:name="P39" style:family="paragraph" style:parent-style-name="Standard">
      <style:text-properties fo:font-weight="normal" officeooo:rsid="002fc871" officeooo:paragraph-rsid="002ea392" style:font-weight-asian="normal" style:font-weight-complex="normal"/>
    </style:style>
    <style:style style:name="P40" style:family="paragraph" style:parent-style-name="Standard">
      <style:text-properties officeooo:rsid="002cd037" officeooo:paragraph-rsid="002cd037"/>
    </style:style>
    <style:style style:name="P41" style:family="paragraph" style:parent-style-name="Standard">
      <style:text-properties officeooo:rsid="00341b3d" officeooo:paragraph-rsid="00341b3d"/>
    </style:style>
    <style:style style:name="P42" style:family="paragraph" style:parent-style-name="Standard">
      <style:text-properties officeooo:rsid="004372e9" officeooo:paragraph-rsid="004372e9"/>
    </style:style>
    <style:style style:name="P43" style:family="paragraph" style:parent-style-name="Standard">
      <style:text-properties officeooo:paragraph-rsid="00437971"/>
    </style:style>
    <style:style style:name="P44" style:family="paragraph" style:parent-style-name="Standard">
      <style:text-properties officeooo:rsid="0044cdd8" officeooo:paragraph-rsid="0044cdd8"/>
    </style:style>
    <style:style style:name="P45" style:family="paragraph" style:parent-style-name="Standard">
      <style:text-properties officeooo:rsid="0046655d" officeooo:paragraph-rsid="0046655d"/>
    </style:style>
    <style:style style:name="P46" style:family="paragraph" style:parent-style-name="Preformatted_20_Text">
      <style:text-properties officeooo:rsid="001f53a6" officeooo:paragraph-rsid="001f53a6"/>
    </style:style>
    <style:style style:name="P47" style:family="paragraph" style:parent-style-name="Preformatted_20_Text">
      <style:text-properties officeooo:paragraph-rsid="002cd037"/>
    </style:style>
    <style:style style:name="P48" style:family="paragraph" style:parent-style-name="Preformatted_20_Text">
      <style:paragraph-properties fo:margin-top="0cm" fo:margin-bottom="0.499cm" loext:contextual-spacing="false"/>
    </style:style>
    <style:style style:name="P49" style:family="paragraph" style:parent-style-name="Standard">
      <style:paragraph-properties fo:break-before="page"/>
    </style:style>
    <style:style style:name="P50" style:family="paragraph" style:parent-style-name="Standard">
      <style:paragraph-properties fo:break-before="page"/>
      <style:text-properties fo:font-weight="bold" style:font-weight-asian="bold" style:font-weight-complex="bold"/>
    </style:style>
    <style:style style:name="P51" style:family="paragraph" style:parent-style-name="Standard">
      <style:paragraph-properties fo:break-before="page"/>
      <style:text-properties fo:font-weight="bold" officeooo:rsid="003aa6ba" officeooo:paragraph-rsid="0044cdd8" style:font-weight-asian="bold" style:font-weight-complex="bold"/>
    </style:style>
    <style:style style:name="P5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5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54" style:family="paragraph" style:parent-style-name="Standard">
      <style:text-properties officeooo:rsid="004372e9" officeooo:paragraph-rsid="004372e9"/>
    </style:style>
    <style:style style:name="P55" style:family="paragraph" style:parent-style-name="Standard">
      <style:text-properties officeooo:rsid="00437971" officeooo:paragraph-rsid="00437971"/>
    </style:style>
    <style:style style:name="P56" style:family="paragraph" style:parent-style-name="Standard">
      <style:text-properties fo:font-variant="normal" fo:text-transform="none" fo:color="#1d1c1d" style:font-name="Slack-Lato" fo:font-size="11.25pt" fo:letter-spacing="normal" fo:font-style="normal" fo:font-weight="normal" officeooo:rsid="003a29f8"/>
    </style:style>
    <style:style style:name="P57" style:family="paragraph" style:parent-style-name="Standard">
      <style:text-properties officeooo:rsid="00471dfd" officeooo:paragraph-rsid="00471dfd"/>
    </style:style>
    <style:style style:name="P58" style:family="paragraph" style:parent-style-name="Standard">
      <style:text-properties officeooo:rsid="003aa6ba" officeooo:paragraph-rsid="0044cdd8"/>
    </style:style>
    <style:style style:name="P59" style:family="paragraph" style:parent-style-name="Standard">
      <style:text-properties officeooo:rsid="0047d2f0" officeooo:paragraph-rsid="0047d2f0"/>
    </style:style>
    <style:style style:name="P60" style:family="paragraph" style:parent-style-name="Standard">
      <style:text-properties officeooo:rsid="0046655d" officeooo:paragraph-rsid="0044cdd8"/>
    </style:style>
    <style:style style:name="P61" style:family="paragraph" style:parent-style-name="Standard">
      <style:text-properties officeooo:rsid="0049546b" officeooo:paragraph-rsid="0049546b"/>
    </style:style>
    <style:style style:name="P62" style:family="paragraph" style:parent-style-name="Standard">
      <style:text-properties officeooo:rsid="004c2674" officeooo:paragraph-rsid="004c2674"/>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fo:font-variant="normal" fo:text-transform="none" fo:color="#242729" style:font-name="Arial" fo:font-size="11.25pt" fo:letter-spacing="normal" fo:font-style="normal" fo:font-weight="normal"/>
    </style:style>
    <style:style style:name="T17" style:family="text">
      <style:text-properties officeooo:rsid="0017ca02"/>
    </style:style>
    <style:style style:name="T18" style:family="text">
      <style:text-properties officeooo:rsid="0019c318"/>
    </style:style>
    <style:style style:name="T19" style:family="text">
      <style:text-properties style:text-underline-style="solid" style:text-underline-width="auto" style:text-underline-color="font-color" officeooo:rsid="0019c318"/>
    </style:style>
    <style:style style:name="T20" style:family="text">
      <style:text-properties style:text-underline-style="solid" style:text-underline-width="auto" style:text-underline-color="font-color" officeooo:rsid="002ea392"/>
    </style:style>
    <style:style style:name="T21" style:family="text">
      <style:text-properties style:text-underline-style="solid" style:text-underline-width="auto" style:text-underline-color="font-color" fo:font-weight="bold" officeooo:rsid="002ea392" style:font-weight-asian="bold" style:font-weight-complex="bold"/>
    </style:style>
    <style:style style:name="T22" style:family="text">
      <style:text-properties style:text-underline-style="solid" style:text-underline-width="auto" style:text-underline-color="font-color" fo:font-weight="normal" officeooo:rsid="002ea392" style:font-weight-asian="normal" style:font-weight-complex="normal"/>
    </style:style>
    <style:style style:name="T23" style:family="text">
      <style:text-properties officeooo:rsid="001a999f"/>
    </style:style>
    <style:style style:name="T24" style:family="text">
      <style:text-properties officeooo:rsid="001c7123"/>
    </style:style>
    <style:style style:name="T25" style:family="text">
      <style:text-properties officeooo:rsid="001ccc47"/>
    </style:style>
    <style:style style:name="T26" style:family="text">
      <style:text-properties officeooo:rsid="001dd8ea"/>
    </style:style>
    <style:style style:name="T27" style:family="text">
      <style:text-properties fo:background-color="#eeeeee" loext:char-shading-value="0"/>
    </style:style>
    <style:style style:name="T28" style:family="text">
      <style:text-properties officeooo:rsid="00228837"/>
    </style:style>
    <style:style style:name="T29" style:family="text">
      <style:text-properties officeooo:rsid="00240265"/>
    </style:style>
    <style:style style:name="T30" style:family="text">
      <style:text-properties fo:font-weight="normal" style:font-weight-asian="normal" style:font-weight-complex="normal"/>
    </style:style>
    <style:style style:name="T31" style:family="text">
      <style:text-properties fo:font-weight="normal" officeooo:rsid="002ea392" style:font-weight-asian="normal" style:font-weight-complex="normal"/>
    </style:style>
    <style:style style:name="T32" style:family="text">
      <style:text-properties fo:font-weight="normal" officeooo:rsid="002fc871" style:font-weight-asian="normal" style:font-weight-complex="normal"/>
    </style:style>
    <style:style style:name="T33" style:family="text">
      <style:text-properties officeooo:rsid="00270b61"/>
    </style:style>
    <style:style style:name="T34" style:family="text">
      <style:text-properties officeooo:rsid="00279514"/>
    </style:style>
    <style:style style:name="T35" style:family="text">
      <style:text-properties officeooo:rsid="002877e0"/>
    </style:style>
    <style:style style:name="T36" style:family="text">
      <style:text-properties officeooo:rsid="0029349b"/>
    </style:style>
    <style:style style:name="T37" style:family="text">
      <style:text-properties officeooo:rsid="002ae53b"/>
    </style:style>
    <style:style style:name="T38" style:family="text">
      <style:text-properties officeooo:rsid="002cd037"/>
    </style:style>
    <style:style style:name="T39" style:family="text">
      <style:text-properties officeooo:rsid="002ea392"/>
    </style:style>
    <style:style style:name="T40" style:family="text">
      <style:text-properties officeooo:rsid="002fc871"/>
    </style:style>
    <style:style style:name="T41" style:family="text">
      <style:text-properties officeooo:rsid="0030a6cc"/>
    </style:style>
    <style:style style:name="T42" style:family="text">
      <style:text-properties officeooo:rsid="003160f9"/>
    </style:style>
    <style:style style:name="T43" style:family="text">
      <style:text-properties officeooo:rsid="003359c4"/>
    </style:style>
    <style:style style:name="T44" style:family="text">
      <style:text-properties officeooo:rsid="00349486"/>
    </style:style>
    <style:style style:name="T45" style:family="text">
      <style:text-properties officeooo:rsid="0034e343"/>
    </style:style>
    <style:style style:name="T46" style:family="text">
      <style:text-properties officeooo:rsid="0035a938"/>
    </style:style>
    <style:style style:name="T47" style:family="text">
      <style:text-properties officeooo:rsid="00372abc"/>
    </style:style>
    <style:style style:name="T48" style:family="text">
      <style:text-properties officeooo:rsid="003a29f8"/>
    </style:style>
    <style:style style:name="T49" style:family="text">
      <style:text-properties officeooo:rsid="003de1b9"/>
    </style:style>
    <style:style style:name="T50" style:family="text">
      <style:text-properties officeooo:rsid="003e35bb"/>
    </style:style>
    <style:style style:name="T51" style:family="text">
      <style:text-properties officeooo:rsid="003fd690"/>
    </style:style>
    <style:style style:name="T52" style:family="text">
      <style:text-properties officeooo:rsid="00401cc3"/>
    </style:style>
    <style:style style:name="T53" style:family="text">
      <style:text-properties officeooo:rsid="0044cdd8"/>
    </style:style>
    <style:style style:name="T54" style:family="text">
      <style:text-properties officeooo:rsid="00471dfd"/>
    </style:style>
    <style:style style:name="T55" style:family="text">
      <style:text-properties officeooo:rsid="004b17ee"/>
    </style:style>
    <style:style style:name="T56" style:family="text">
      <style:text-properties officeooo:rsid="004ce5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4">function x(a = 1, ...others) {</text:p>
      <text:p text:style-name="P4"><text:tab/>// <text:span text:style-name="T6">x<text:tab/></text:span><text:span text:style-name="T5">a is gonna be 10, and others = [20, 30]</text:span></text:p>
      <text:p text:style-name="P4">}</text:p>
      <text:p text:style-name="P5">x(10, 20, 30)</text:p>
      <text:p text:style-name="P3"/>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50">Chapter 2 "Javascript for React" Part II - Jan 12th 7pm</text:p>
      <text:p text:style-name="Standard">------</text:p>
      <text:p text:style-name="Standard"><text:span text:style-name="T1">Q1.</text:span> What is the difference between promises and async/await?</text:p>
      <text:p text:style-name="P8"><text:tab/><text:span text:style-name="T7">Promises is a way to execute tasks with different responses times in order. In other words, asynchronous tasks being treated synchronously.</text:span></text:p>
      <text:p text:style-name="P9"><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8"><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8"><text:tab/><text:span text:style-name="T11">In case to catch errors, it is a good practice to use the try/catch.</text:span></text:p>
      <text:p text:style-name="P8">* <text:span text:style-name="T8">JS is not asynchronous:</text:span></text:p>
      <text:p text:style-name="P8">“...<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8"><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6"/>
      <text:p text:style-name="P8"><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7">B</text:span>oth export and export default can be used on any JavaScript type: primitives, objects, arrays, and functions” <text:span text:style-name="T17">from the book.</text:span></text:p>
      <text:p text:style-name="Standard"/>
      <text:p text:style-name="Standard"><text:span text:style-name="T1">Q3.</text:span> How does a module with a single and multiple exports differ when being imported in another module?</text:p>
      <text:p text:style-name="Standard"><text:tab/><text:span text:style-name="T23">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0"><text:tab/><text:span text:style-name="T18">1- using </text:span><text:span text:style-name="T19">“import &lt;original-name&gt; as &lt;new-name&gt; from ‘file.js’”</text:span><text:span text:style-name="T18"> the imported resource will be referenced by new-name in that scope;</text:span></text:p>
      <text:p text:style-name="P10"><text:span text:style-name="T18"><text:tab/>2- using </text:span><text:span text:style-name="T19">“import * as &lt;new-name&gt; from ‘file.js’”</text:span><text:span text:style-name="T18">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1"><text:tab/><text:span text:style-name="T24">It exports by using </text:span></text:p>
      <text:p text:style-name="P16"><text:tab/><text:tab/>module.exports = &lt;one-resource&gt; or </text:p>
      <text:p text:style-name="P11"><text:tab/><text:tab/><text:span text:style-name="T24">module.exports = {</text:span></text:p>
      <text:p text:style-name="P11"><text:tab/><text:tab/><text:tab/><text:span text:style-name="T24">&lt;resouce-one&gt;,</text:span></text:p>
      <text:p text:style-name="P11"><text:tab/><text:tab/><text:tab/><text:span text:style-name="T24">&lt;resource-two&gt;,</text:span></text:p>
      <text:p text:style-name="P11"><text:tab/><text:tab/><text:tab/>...</text:p>
      <text:p text:style-name="P11"><text:tab/><text:tab/><text:span text:style-name="T24">}</text:span></text:p>
      <text:p text:style-name="P11"><text:tab/><text:span text:style-name="T25">It imports by using const binder = require(“&lt;js-file&gt;”)</text:span></text:p>
      <text:p text:style-name="P11"/>
      <text:p text:style-name="P12">ES6:</text:p>
      <text:p text:style-name="P12">- export &lt;resource&gt;</text:p>
      <text:p text:style-name="P12">- export default &lt;resource&gt; exports a single main variable</text:p>
      <text:p text:style-name="P12">- import <text:span text:style-name="T26">{resource-name, other-resource-name} from file.js</text:span></text:p>
      <text:p text:style-name="P12">- <text:span text:style-name="T26">import {resource-name as otherStuff} from file.js</text:span></text:p>
      <text:p text:style-name="P12"/>
      <text:p text:style-name="Standard"><text:tab/><text:span text:style-name="T23">ES6 uses export and import</text:span></text:p>
      <text:p text:style-name="Standard"><text:tab/><text:span text:style-name="T26">CommonJS exports by using module.exports and import by require</text:span></text:p>
      <text:p text:style-name="Standard"/>
      <text:p text:style-name="Standard"/>
      <text:p text:style-name="P49">BONUS (Interview Questions)</text:p>
      <text:p text:style-name="Standard"><text:span text:style-name="T1">B1.</text:span> How do you define a class in JavaScript? How do you a public and a private variable in this class?</text:p>
      <text:p text:style-name="P13">Basically two ways:</text:p>
      <text:p text:style-name="P13">1- Using prototypical inheritance technique:</text:p>
      <text:p text:style-name="P46"><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48"><text:span text:style-name="Source_20_Text">};</text:span></text:p>
      <text:p text:style-name="P13">2- ES2015 introduce a class declaration that works similar to OOP languages</text:p>
      <text:p text:style-name="P46"><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48"><text:span text:style-name="Source_20_Text">}</text:span></text:p>
      <text:p text:style-name="P15">From MDN:</text:p>
      <text:p text:style-name="P15">“<text:span text:style-name="T12">Class properties are public by default and can be examined or modified outside the class. There is however a “stage 3 proposal” to allow defining private class fields using a hash # prefix.”</text:span></text:p>
      <text:p text:style-name="P17">“Private instance fields are declared with # names (pronounced "hash names"), which are identifiers prefixed with #. The # is a part of the name itself. It is used for declaration and accessing as well.”</text:p>
      <text:p text:style-name="P18">Before the use of #, the _ char was used simply to flag that that variable was “private”, but it access there was no restrictions. Only a flag.</text:p>
      <text:p text:style-name="P17"/>
      <text:p text:style-name="P14"><text:span text:style-name="T12">* The </text:span><text:span text:style-name="Source_20_Text"><text:span text:style-name="Strong_20_Emphasis"><text:span text:style-name="T27">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7">Static variables are called by static methods</text:p>
      <text:p text:style-name="P17"/>
      <text:p text:style-name="P19">Another way to do it it is by creating a variable inside a function, which do not return that.</text:p>
      <text:p text:style-name="P19">i.e.</text:p>
      <text:p text:style-name="P19">function asd(num) {</text:p>
      <text:p text:style-name="P19"><text:tab/>v = 1;</text:p>
      <text:p text:style-name="P19"><text:tab/>return v * num;</text:p>
      <text:p text:style-name="P19">}</text:p>
      <text:p text:style-name="Standard"/>
      <text:p text:style-name="P1"/>
      <text:p text:style-name="Standard"><text:soft-page-break/><text:span text:style-name="T1">B2.</text:span> What is a JavaScript promise?</text:p>
      <text:p text:style-name="Standard"><text:tab/><text:span text:style-name="T18">It is an object that will return something in a future </text:span><text:span text:style-name="T28">time</text:span><text:span text:style-name="T18">.</text:span></text:p>
      <text:p text:style-name="Standard"><text:tab/><text:span text:style-name="T29">It allows running asynchronous tasks in order (synchronously).</text:span></text:p>
      <text:p text:style-name="Standard"><text:tab/><text:span text:style-name="T18">It holds 3 possible status: Pending, Resolved and Rejected.</text:span></text:p>
      <text:p text:style-name="Standard"><text:tab/><text:span text:style-name="T18">It can be used to execute asynchronous tasks in a synchronous way.</text:span></text:p>
      <text:p text:style-name="Standard"/>
      <text:p text:style-name="Standard"/>
      <text:p text:style-name="P50">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4">It will handle that function (stored in a variable) to be used as it was a normal variable. For instance, a function ca</text:span><text:span text:style-name="T42">n</text:span><text:span text:style-name="T34"> be passed as argument for another function or returned from another function.</text:span></text:p>
      <text:p text:style-name="Standard"><text:tab/><text:span text:style-name="T34">Functions are data.</text:span></text:p>
      <text:p text:style-name="Standard"/>
      <text:p text:style-name="Standard"><text:span text:style-name="T1">Q2.</text:span> What is declarative programming?</text:p>
      <text:p text:style-name="Standard"><text:tab/><text:span text:style-name="T35">It is a way to use other functions and abstract what they are doing behind the scenes.</text:span></text:p>
      <text:p text:style-name="Standard"><text:tab/><text:span text:style-name="T39">In short: </text:span><text:span text:style-name="T20">imperative is </text:span><text:span text:style-name="T21">how</text:span><text:span text:style-name="T31"> you do, while </text:span><text:span text:style-name="T22">declarative is </text:span><text:span text:style-name="T21">what</text:span><text:span text:style-name="T31"> you do.</text:span></text:p>
      <text:p text:style-name="P38">* metaphor when someone invite someone else over to their place:</text:p>
      <text:p text:style-name="P23"><text:span text:style-name="T30">– declarative: </text:span><text:span text:style-name="T32">3500 Price St.</text:span></text:p>
      <text:p text:style-name="P39">– imperative: Coming from North Boundary, take right at Price St, two blocks after ...</text:p>
      <text:p text:style-name="Standard"/>
      <text:p text:style-name="P27"><text:span text:style-name="T1">Q3.</text:span> Which of the following array methods mutate the object and which don’t?</text:p>
      <text:p text:style-name="P28">* <text:span text:style-name="T43">object and array may be mutate, even using const.</text:span></text:p>
      <text:p text:style-name="P28"><text:span text:style-name="T43">It can be reached by using freeze </text:span><text:span text:style-name="T44">or seal</text:span><text:span text:style-name="T43">.</text:span></text:p>
      <text:p text:style-name="P27"/>
      <text:p text:style-name="P22">Array.push <text:span text:style-name="T38">= MUTATES</text:span></text:p>
      <text:p text:style-name="P22">array.concat <text:span text:style-name="T38">= DOES NOT MUTATE</text:span></text:p>
      <text:p text:style-name="P22">array.splice <text:span text:style-name="T38">= MUTATES</text:span></text:p>
      <text:p text:style-name="P22">array.pop <text:span text:style-name="T38">= MUTATES</text:span></text:p>
      <text:p text:style-name="P22">array.filter <text:span text:style-name="T38">= </text:span><text:s/><text:span text:style-name="T38">DOES NOT MUTATE</text:span></text:p>
      <text:p text:style-name="P22">array.map <text:span text:style-name="T38">= DOES NOT MUTATE</text:span></text:p>
      <text:p text:style-name="P22">array.reduce <text:span text:style-name="T38">= DOES NOT MUTATE</text:span></text:p>
      <text:p text:style-name="P22">array.reduceright <text:span text:style-name="T38">= DOES NOT MUTATE</text:span></text:p>
      <text:p text:style-name="P47"><text:span text:style-name="Source_20_Text"><text:span text:style-name="T14">.push() // =&gt; adds a new item as the last item of the array</text:span></text:span></text:p>
      <text:p text:style-name="P53"><text:span text:style-name="Source_20_Text"><text:span text:style-name="T14">.</text:span></text:span><text:span text:style-name="Source_20_Text"><text:span text:style-name="T15">push() // =&gt; adds a new item as the last item of the array</text:span></text:span></text:p>
      <text:p text:style-name="P53"><text:span text:style-name="Source_20_Text"><text:span text:style-name="T14">.pop() // =&gt; removes the last item of the array</text:span></text:span></text:p>
      <text:p text:style-name="P52"><text:span text:style-name="Source_20_Text"><text:span text:style-name="T14"/></text:span></text:p>
      <text:p text:style-name="P52"><text:span text:style-name="Source_20_Text"><text:span text:style-name="T14">.unshift() // =&gt; adds a new item as the first item of the array</text:span></text:span></text:p>
      <text:p text:style-name="P52"><text:span text:style-name="Source_20_Text"><text:span text:style-name="T14">.shift() // =&gt; removes the first item of the array</text:span></text:span></text:p>
      <text:p text:style-name="P52"/>
      <text:p text:style-name="P52"><text:span text:style-name="Source_20_Text"><text:span text:style-name="T14">.reverse() // =&gt; reverses the order of the array</text:span></text:span></text:p>
      <text:p text:style-name="P52"><text:soft-page-break/></text:p>
      <text:p text:style-name="P52"><text:span text:style-name="Source_20_Text"><text:span text:style-name="T14">.splice() // =&gt; removes/replaces item(s) in the array</text:span></text:span></text:p>
      <text:p text:style-name="P52"/>
      <text:p text:style-name="P52"><text:span text:style-name="Source_20_Text"><text:span text:style-name="T14">.sort() // =&gt; re-orders the items in the array based on their Unicode code points</text:span></text:span></text:p>
      <text:p text:style-name="P52"/>
      <text:p text:style-name="P52"><text:span text:style-name="Source_20_Text"><text:span text:style-name="T14">.copyWithin() // =&gt; copies one part of the array and put it on another part of the same array</text:span></text:span></text:p>
      <text:p text:style-name="P52"/>
      <text:p text:style-name="P52"><text:span text:style-name="Source_20_Text"><text:span text:style-name="T14">.fill() // =&gt; changes some or all items in the array into the value being passed in</text:span></text:span></text:p>
      <text:p text:style-name="P40">–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8">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5">They are functions that will behave the same way when receiving the same data </text:span><text:span text:style-name="T41">(deterministic)</text:span><text:span text:style-name="T35">, </text:span><text:span text:style-name="T36">on the same circumstances,</text:span><text:span text:style-name="T35"> without produce side effects. It means, it receives arguments and return a value without changing the environment.</text:span></text:p>
      <text:p text:style-name="P24"><text:span text:style-name="T40"><text:tab/>T</text:span><text:span text:style-name="T37">he</text:span><text:span text:style-name="T40">ir</text:span><text:span text:style-name="T37"> arguments are treated as immutable data.</text:span></text:p>
      <text:p text:style-name="P24"/>
      <text:p text:style-name="P7">*** <text:span text:style-name="T4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5">From the book:</text:p>
      <text:p text:style-name="Standard"><text:span text:style-name="T41"><text:tab/>1- </text:span>The function should take in at least one argument.</text:p>
      <text:p text:style-name="Standard"><text:span text:style-name="T41"><text:tab/>2- </text:span>The function should return a value or another function.</text:p>
      <text:p text:style-name="Standard"><text:span text:style-name="T41"><text:tab/>3- </text:span>The function should not change or mutate any of its arguments.</text:p>
      <text:p text:style-name="Standard"/>
      <text:p text:style-name="P26">Discussion after the meeting about testings</text:p>
      <text:p text:style-name="P26">https://www.freecodecamp.org/news/how-to-start-unit-testing-javascript/</text:p>
      <text:p text:style-name="P41">search “design patterns in javascript”</text:p>
      <text:p text:style-name="Standard"/>
      <text:p text:style-name="P50">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29"><text:tab/><text:span text:style-name="T46">It is a function that </text:span><text:span text:style-name="T47">either takes or </text:span><text:span text:style-name="T46">return</text:span><text:span text:style-name="T47">s</text:span><text:span text:style-name="T46"> another function. </text:span></text:p>
      <text:p text:style-name="P29"><text:span text:style-name="T47"><text:tab/>It also</text:span><text:span text:style-name="T46"> can be </text:span><text:span text:style-name="T47">treated as data</text:span><text:span text:style-name="T46">.</text:span></text:p>
      <text:p text:style-name="P42">Arguments vs parameters?</text:p>
      <text:p text:style-name="P55">Argument is the value(s) passed to a function when calling them.</text:p>
      <text:p text:style-name="P55">Parameter is the variable(s) received by a function in its definition.</text:p>
      <text:p text:style-name="P43"/>
      <text:p text:style-name="P42">“<text:span text:style-name="T16">A parameter is a variable in a method definition. When a method is called, the arguments are the data you pass into the method's parameters.”</text:span></text:p>
      <text:p text:style-name="P42"><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6">. </text:span></text:p>
      <text:p text:style-name="P29"/>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0">From the book:</text:p>
      <text:p text:style-name="P30">“Recursion is a technique that involves creating functions that recall themselves. Often, when faced with a challenge that involves a loop, a recursive function can be used instead.”</text:p>
      <text:p text:style-name="P30"><text:soft-page-break/></text:p>
      <text:p text:style-name="P30">“Recursion is a pattern that works particularly well with asynchronous processes. Functions can recall themselves when they’re ready, like when the data is available or when a timer has finished.”</text:p>
      <text:p text:style-name="P30"/>
      <text:p text:style-name="P3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48">When a function receives the output of another function using dot notation.</text:span></text:p>
      <text:p text:style-name="Standard"/>
      <text:p text:style-name="P3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4">It is a technique used in Functional Programming paradigm which combines small methods among each other to attain a larger task. The small details will be handled by tiny methods and combined in the end.</text:p>
      <text:p text:style-name="P34"/>
      <text:p text:style-name="P30">From the book:</text:p>
      <text:p text:style-name="P3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1">OOP focus on object, which contains data and methods (behaviour) regarding that particular object. <text:span text:style-name="T49">Imperative programming.</text:span></text:p>
      <text:p text:style-name="P31">FP <text:span text:style-name="T51">is based </text:span><text:span text:style-name="T52">o</text:span><text:span text:style-name="T51">n the functions and variables. It </text:span>separes data from behaviour<text:span text:style-name="T49">. Declarative programming.</text:span></text:p>
      <text:p text:style-name="P31"/>
      <text:p text:style-name="P31"><text:a xlink:type="simple" xlink:href="https://www.educba.com/functional-programming-vs-oop/" text:style-name="Internet_20_link" text:visited-style-name="Visited_20_Internet_20_Link">https://www.educba.com/functional-programming-vs-oop/</text:a> </text:p>
      <text:p text:style-name="P31"><text:soft-page-break/>“In functional programming, the main focus of programming is what are we doing. In object-oriented programming, the main focus of programming is how are we doing.”</text:p>
      <text:p text:style-name="P31"/>
      <text:p text:style-name="P3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1"/>
      <text:p text:style-name="P36"><text:span text:style-name="T49">FP </text:span><text:span text:style-name="T50">uses</text:span><text:span text:style-name="T49"> immutability while OOP changes the object.</text:span></text:p>
      <text:p text:style-name="P35"/>
      <text:p text:style-name="P37">In my opinion, FP is more evolutive because one can uses functions as they need.</text:p>
      <text:p text:style-name="P37">I think OOP will need the foundation, the classes. It can lead to an overhead.</text:p>
      <text:p text:style-name="P37"><text:s/></text:p>
      <text:p text:style-name="P31">FP pros:</text:p>
      <text:p text:style-name="P33">– </text:p>
      <text:p text:style-name="P33">– </text:p>
      <text:p text:style-name="P31">FP cons:</text:p>
      <text:p text:style-name="P31">– </text:p>
      <text:p text:style-name="P31">– </text:p>
      <text:p text:style-name="P31"/>
      <text:p text:style-name="P31">OOP pros:</text:p>
      <text:p text:style-name="P31">– </text:p>
      <text:p text:style-name="P31">– </text:p>
      <text:p text:style-name="P31">OOP cons:</text:p>
      <text:p text:style-name="P31">– </text:p>
      <text:p text:style-name="P32">– </text:p>
      <text:p text:style-name="P32"/>
      <text:p text:style-name="P51">Chapter 4 "How React Works" - Feb 2nd 7pm</text:p>
      <text:p text:style-name="P32"/>
      <text:p text:style-name="P32"><text:span text:style-name="T1">Q1.</text:span> Why do we need to import React and ReactDOM libraries instead of importing just React?</text:p>
      <text:p text:style-name="P57">React library manipulates UI elements.</text:p>
      <text:p text:style-name="P57">ReactDOM renders react elements in the browser, in other words, ReactDOM presents that UI.</text:p>
      <text:p text:style-name="P32"/>
      <text:p text:style-name="P32"><text:span text:style-name="T1">Q2.</text:span> What does AJAX stand for and how did it change the way pages were loaded in the browser?</text:p>
      <text:p text:style-name="P32"><text:tab/><text:span text:style-name="T54">AJAX stands for Asynchronous Javascript And XML.</text:span></text:p>
      <text:p text:style-name="P32"><text:tab/><text:span text:style-name="T54">It brought the Single Page Application concept, which allows an entire web application be loaded in a single page and has Javascript to update the interface, instead of having multiple HTML pages linking to themselves.</text:span></text:p>
      <text:p text:style-name="P32"/>
      <text:p text:style-name="P32"/>
      <text:p text:style-name="P32"><text:span text:style-name="T1">Q3.</text:span> What are class components? What are the lifecycle methods of class components?</text:p>
      <text:p text:style-name="P61">It is one way of creating React components which extends React.Component class. Actually it is a<text:span text:style-name="T56">n</text:span> old way to create components and is on the path to deprecatio<text:span text:style-name="T55">n.</text:span></text:p>
      <text:p text:style-name="P62"/>
      <text:p text:style-name="P62">There are a set of lifecycle methods:</text:p>
      <text:p text:style-name="P62">componenetDidMount</text:p>
      <text:p text:style-name="P62">componentDidUpdate</text:p>
      <text:p text:style-name="P62">componentWillUnmount</text:p>
      <text:p text:style-name="P62">* <text:a xlink:type="simple" xlink:href="https://reactjs.org/docs/react-component.html" text:style-name="Internet_20_link" text:visited-style-name="Visited_20_Internet_20_Link">https://reactjs.org/docs/react-component.html</text:a> </text:p>
      <text:p text:style-name="P62">* <text:a xlink:type="simple" xlink:href="https://projects.wojtekmaj.pl/react-lifecycle-methods-diagram/" text:style-name="Internet_20_link" text:visited-style-name="Visited_20_Internet_20_Link">https://projects.wojtekmaj.pl/react-lifecycle-methods-diagram/</text:a></text:p>
      <text:p text:style-name="P32"/>
      <text:p text:style-name="P32"/>
      <text:p text:style-name="P32"><text:span text:style-name="T1">Q4.</text:span> What is JSX?</text:p>
      <text:p text:style-name="P59">From the book: </text:p>
      <text:p text:style-name="P59">“JSX is a tag-based JavaScript syntax that looks a lot like HTML.”</text:p>
      <text:p text:style-name="P59"/>
      <text:p text:style-name="P32">It stands for <text:span text:style-name="T53">Javascript XML.</text:span></text:p>
      <text:p text:style-name="P44">It allows to handle HTML while writing JS code.</text:p>
      <text:p text:style-name="P60"/>
      <text:p text:style-name="P45">In another words, it is a JS code that can deal with tags like it was HTML tags.</text:p>
      <text:p text:style-name="P32"><text:soft-page-break/></text:p>
      <text:p text:style-name="P44">Comparison:</text:p>
      <text:p text:style-name="P44"><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JSX%20stands%20for%20JavaScript%20XML.&amp;text=JSX%20makes%20it%20easier%20to%20write%20and%20add%20HTML%20in%20React</text:a>. </text:p>
      <text:p text:style-name="P44">– With JSX</text:p>
      <text:p text:style-name="P44">const myelement = &lt;h1&gt;I Love JSX!&lt;/h1&gt;;</text:p>
      <text:p text:style-name="P44">ReactDOM.render(myelement, document.getElementById('root'));</text:p>
      <text:p text:style-name="P32"/>
      <text:p text:style-name="P32">– <text:span text:style-name="T53">Without JSX</text:span></text:p>
      <text:p text:style-name="P32">const myelement = React.createElement('h1', {}, 'I do not use JSX!');</text:p>
      <text:p text:style-name="P32">ReactDOM.render(myelement, document.getElementById('root'));</text:p>
      <text:p text:style-name="P32"/>
      <text:p text:style-name="P32"><text:span text:style-name="T1">Interview Question:</text:span> </text:p>
      <text:p text:style-name="P32">– How React works?</text:p>
      <text:p text:style-name="P32"/>
      <text:p text:style-name="P32">– How Virtual-DOM works in React?</text:p>
      <text:p text:style-name="P32"/>
      <text:p text:style-name="P31"/>
      <text:p text:style-name="P56"/>
      <text:p text:style-name="Standard"/>
      <text:p text:style-name="P49"/>
      <text:p text:style-name="P20">https://dev.to/loujaybee/using-create-react-app-with-express</text:p>
      <text:p text:style-name="P20">Build a tutorial with all the steps to build and deploy, passing through db </text:p>
      <text:p text:style-name="P20">1- write a react FE app</text:p>
      <text:p text:style-name="P20">2- write BE api</text:p>
      <text:p text:style-name="P20">3- access mongo locally and mongoatlas</text:p>
      <text:p text:style-name="P20">locally - mongo, use db, ... port 27001 (like this)</text:p>
      <text:p text:style-name="P20">atlas – all clusters (top right side) ...</text:p>
      <text:p text:style-name="P20">4 – on BE set models and configure the connection</text:p>
      <text:p text:style-name="P20">5- integrate BE and FE</text:p>
      <text:p text:style-name="P20"><text:s/>first using proxy, instead of long address</text:p>
      <text:p text:style-name="P20"><text:s/>after, building a prod version of FE, copying to /public and setting express to get it</text:p>
      <text:p text:style-name="P20">6- set heroku</text:p>
      <text:p text:style-name="P21"><text:s/><text:span text:style-name="T33">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serif" svg:font-family="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8T11:19:10.428134871</dc:date>
    <meta:editing-duration>P5DT8H7M19S</meta:editing-duration>
    <meta:editing-cycles>42</meta:editing-cycles>
    <meta:generator>LibreOffice/6.4.1.2$Linux_X86_64 LibreOffice_project/4d224e95b98b138af42a64d84056446d09082932</meta:generator>
    <meta:document-statistic meta:table-count="0" meta:image-count="0" meta:object-count="0" meta:page-count="14" meta:paragraph-count="249" meta:word-count="2622" meta:character-count="16911" meta:non-whitespace-character-count="14393"/>
  </office:meta>
</office:document-meta>
</file>